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text-properties officeooo:rsid="000ae5d2" officeooo:paragraph-rsid="000ae5d2"/>
    </style:style>
    <style:style style:name="P2" style:family="paragraph" style:parent-style-name="Footer">
      <style:paragraph-properties fo:text-align="end" style:justify-single-word="false"/>
      <style:text-properties officeooo:rsid="000ae5d2" officeooo:paragraph-rsid="000ae5d2"/>
    </style:style>
    <style:style style:name="P3" style:family="paragraph" style:parent-style-name="Text_20_body">
      <style:text-properties officeooo:rsid="004d379d" officeooo:paragraph-rsid="004d379d"/>
    </style:style>
    <style:style style:name="P4" style:family="paragraph" style:parent-style-name="Text_20_body">
      <style:text-properties officeooo:rsid="004e1e83" officeooo:paragraph-rsid="004e1e83"/>
    </style:style>
    <style:style style:name="P5" style:family="paragraph" style:parent-style-name="La_20_fecha">
      <style:paragraph-properties fo:text-align="end" style:justify-single-word="false"/>
      <style:text-properties officeooo:rsid="004d379d" officeooo:paragraph-rsid="004d379d"/>
    </style:style>
    <style:style style:name="T1" style:family="text">
      <style:text-properties style:text-underline-style="solid" style:text-underline-width="auto" style:text-underline-color="#ff3333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weight="normal" officeooo:rsid="004e1e83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Estamos a </text:span><text:span text:style-name="T3">plop</text:span></text:p>
      <text:p text:style-name="P4">tex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en" fo:country="GB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Verdana" fo:font-size="12pt" fo:language="en" fo:country="GB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/>
      <style:text-properties style:font-name="Linux Biolinum" fo:font-family="'Linux Biolinum'" style:font-style-name="Gras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50%"/>
      <style:text-properties style:font-name="Linux Biolinum" fo:font-family="'Linux Biolinum'" style:font-style-name="Gras" style:font-pitch="variable" fo:font-size="13pt" fo:font-weight="normal" fo:background-color="transparent"/>
    </style:style>
    <style:style style:name="List" style:family="paragraph" style:parent-style-name="Text_20_body" style:class="list">
      <style:text-properties style:font-name="Verdana" fo:font-family="Verdana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variant="small-caps" fo:font-size="140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style:text-underline-style="solid" style:text-underline-width="auto" style:text-underline-color="#ff0000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style:text-underline-style="solid" style:text-underline-width="auto" style:text-underline-color="#ff0000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xercice" style:family="paragraph" style:parent-style-name="Text_20_body">
      <loext:graphic-properties draw:fill="none" draw:fill-color="#ccffff"/>
      <style:paragraph-properties fo:margin-left="0cm" fo:margin-right="0cm" fo:line-height="100%" fo:text-indent="0cm" style:auto-text-indent="false" fo:background-color="transparent"/>
      <style:text-properties style:font-name="Linux Biolinum" fo:font-family="'Linux Biolinum'" style:font-style-name="Gras" style:font-pitch="variable" fo:font-weight="normal" fo:background-color="transparen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estion" style:family="paragraph" style:parent-style-name="Exercice" style:master-page-name="">
      <loext:graphic-properties draw:fill="none" draw:fill-color="#ccffff"/>
      <style:paragraph-properties style:page-number="auto" fo:background-color="transparent"/>
      <style:text-properties fo:font-weight="bold" style:font-weight-asian="bold" style:font-weight-complex="bold"/>
    </style:style>
    <style:style style:name="Réponse" style:family="paragraph" style:parent-style-name="Exercic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a_20_fecha" style:display-name="La fecha" style:family="paragraph" style:parent-style-name="Text_20_body">
      <style:text-properties fo:font-size="11pt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ae5d2" officeooo:paragraph-rsid="000ae5d2"/>
    </style:style>
    <style:style style:name="MP2" style:family="paragraph" style:parent-style-name="Footer">
      <style:paragraph-properties fo:text-align="end" style:justify-single-word="false"/>
      <style:text-properties officeooo:rsid="000ae5d2" officeooo:paragraph-rsid="000ae5d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88-01-01T04:20:08.55</meta:creation-date>
    <dc:date>2016-02-01T14:26:17.900408057</dc:date>
    <meta:editing-duration>P4DT11H59M6S</meta:editing-duration>
    <meta:editing-cycles>64</meta:editing-cycles>
    <meta:generator>LibreOffice/5.0.4.2$Linux_X86_64 LibreOffice_project/00m0$Build-2</meta:generator>
    <meta:document-statistic meta:table-count="0" meta:image-count="0" meta:object-count="0" meta:page-count="1" meta:paragraph-count="2" meta:word-count="4" meta:character-count="19" meta:non-whitespace-character-count="17"/>
  </office:meta>
</office:document-meta>
</file>